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429in"/>
    </style:style>
    <style:style style:name="co2" style:family="table-column">
      <style:table-column-properties fo:break-before="auto" style:column-width="6.2528in"/>
    </style:style>
    <style:style style:name="co3" style:family="table-column">
      <style:table-column-properties fo:break-before="auto" style:column-width="5.3055in"/>
    </style:style>
    <style:style style:name="co4"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922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5591in" fo:break-before="auto" style:use-optimal-row-height="false"/>
    </style:style>
    <style:style style:name="ro8" style:family="table-row">
      <style:table-row-properties style:row-height="0.9016in" fo:break-before="auto" style:use-optimal-row-height="true"/>
    </style:style>
    <style:style style:name="ro9" style:family="table-row">
      <style:table-row-properties style:row-height="1.078in" fo:break-before="auto" style:use-optimal-row-height="true"/>
    </style:style>
    <style:style style:name="ro10" style:family="table-row">
      <style:table-row-properties style:row-height="0.4043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346in" fo:break-before="auto" style:use-optimal-row-height="false"/>
    </style:style>
    <style:style style:name="ro14" style:family="table-row">
      <style:table-row-properties style:row-height="0.3102in" fo:break-before="auto" style:use-optimal-row-height="false"/>
    </style:style>
    <style:style style:name="ro15" style:family="table-row">
      <style:table-row-properties style:row-height="0.5693in" fo:break-before="auto" style:use-optimal-row-height="true"/>
    </style:style>
    <style:style style:name="ro16" style:family="table-row">
      <style:table-row-properties style:row-height="0.73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0.0008in solid #000000" fo:border-right="none" fo:border-top="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08in solid #000000" fo:background-color="#dddddd" style:text-align-source="fix" style:repeat-content="false" fo:border-left="0.0008in solid #000000" fo:border-right="none" fo:border-top="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008in solid #000000" fo:border-left="0.0008in solid #000000" fo:border-right="none" fo:border-top="0.0008in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08in solid #000000" fo:background-color="#dddddd" style:text-align-source="fix" style:repeat-content="false" fo:border-left="0.0008in solid #000000" fo:border-right="none" fo:border-top="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008in solid #000000" fo:border-left="0.0008in solid #000000" fo:border-right="none" fo:border-top="0.0008in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08in solid #000000" fo:border-left="0.0008in solid #000000" fo:border-right="none" fo:border-top="0.0008in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08in solid #000000" fo:background-color="#dddddd" style:text-align-source="fix" style:repeat-content="false" fo:border-left="0.0008in solid #000000" fo:border-right="none" fo:border-top="0.0008in solid #000000" style:vertical-align="top"/>
      <style:paragraph-properties fo:text-align="center" fo:margin-left="0in"/>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008in solid #000000" fo:border-left="0.0008in solid #000000" fo:border-right="none" fo:border-top="0.0008in solid #000000" style:vertical-align="top"/>
      <style:text-properties style:use-window-font-color="true" style:text-outline="false" style:text-line-through-style="none" style:font-name="Liberation Sans"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008in solid #000000" fo:border-left="0.0008in solid #000000" fo:border-right="none" fo:border-top="0.0008in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ddddd"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wrap-option="wrap" fo:border="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wrap-option="wrap" fo:border="0.0008in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008in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14" style:family="table-cell" style:parent-style-name="Default">
      <style:table-cell-properties fo:wrap-option="wrap" fo:border="0.0008in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008in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0008in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008in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ddddd" fo:wrap-option="wrap" fo:border="0.0008in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0.0008in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0008in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style>
    <style:style style:name="ce22" style:family="table-cell" style:parent-style-name="Default">
      <style:table-cell-properties style:text-align-source="fix" style:repeat-content="false" style:vertical-align="top"/>
      <style:paragraph-properties fo:text-align="start" fo:margin-left="0in"/>
      <style:text-properties fo:font-size="12pt" fo:font-weight="bold" style:font-weight-asian="bold" style:font-weight-complex="bold"/>
    </style:style>
    <style:style style:name="ce23" style:family="table-cell" style:parent-style-name="Default">
      <style:table-cell-properties style:text-align-source="fix" style:repeat-content="false" style:vertical-align="top"/>
      <style:paragraph-properties fo:text-align="start" fo:margin-left="0in"/>
    </style:style>
    <style:style style:name="ce24" style:family="table-cell" style:parent-style-name="Default">
      <style:table-cell-properties style:text-align-source="fix" style:repeat-content="false" style:vertical-align="top"/>
      <style:paragraph-properties fo:text-align="start" fo:margin-left="0in"/>
      <style:text-properties fo:color="#000000"/>
    </style:style>
    <style:style style:name="ce25" style:family="table-cell" style:parent-style-name="Default">
      <style:table-cell-properties style:text-align-source="fix" style:repeat-content="false" style:vertical-align="top"/>
      <style:paragraph-properties fo:text-align="start" fo:margin-left="0in"/>
      <style:text-properties style:font-name="Liberation Sans" style:font-name-asian="DejaVu Sans" style:font-name-complex="DejaVu Sans"/>
    </style:style>
    <style:style style:name="ce26" style:family="table-cell" style:parent-style-name="Default">
      <style:table-cell-properties style:text-align-source="fix" style:repeat-content="false" fo:wrap-option="wrap" style:vertical-align="top"/>
      <style:paragraph-properties fo:text-align="start" fo:margin-left="0in"/>
    </style:style>
    <style:style style:name="ce27" style:family="table-cell" style:parent-style-name="Default">
      <style:table-cell-properties fo:background-color="#dddddd" style:text-align-source="fix" style:repeat-content="false" style:vertical-align="top"/>
      <style:paragraph-properties fo:text-align="start" fo:margin-left="0in"/>
    </style:style>
    <style:style style:name="ce28" style:family="table-cell" style:parent-style-name="Default">
      <style:table-cell-properties fo:wrap-option="wrap" style:vertical-align="top"/>
    </style:style>
    <style:style style:name="ce29" style:family="table-cell" style:parent-style-name="Default">
      <style:table-cell-properties style:text-align-source="fix" style:repeat-content="false" fo:wrap-option="wrap" style:vertical-align="top"/>
      <style:paragraph-properties fo:text-align="center" fo:margin-left="0in"/>
      <style:text-properties fo:font-size="12pt" fo:font-weight="bold" style:font-weight-asian="bold" style:font-weight-complex="bold"/>
    </style:style>
    <style:style style:name="ce30" style:family="table-cell" style:parent-style-name="Default">
      <style:table-cell-properties fo:background-color="#ccff99" fo:wrap-option="wrap" style:vertical-align="top"/>
    </style:style>
    <style:style style:name="ce31" style:family="table-cell" style:parent-style-name="Default">
      <style:table-cell-properties fo:wrap-option="wrap" style:vertical-align="top"/>
      <style:text-properties fo:color="#000000"/>
    </style:style>
    <style:style style:name="ce32" style:family="table-cell" style:parent-style-name="Default">
      <style:table-cell-properties fo:background-color="#ff420e" fo:wrap-option="wrap" style:vertical-align="top"/>
    </style:style>
    <style:style style:name="ce33" style:family="table-cell" style:parent-style-name="Default">
      <style:table-cell-properties fo:background-color="#ccff99" style:vertical-align="top"/>
    </style:style>
    <style:style style:name="ce34" style:family="table-cell" style:parent-style-name="Default">
      <style:table-cell-properties fo:background-color="#dddddd" fo:wrap-option="wrap" style:vertical-align="top"/>
    </style:style>
    <style:style style:name="ce35" style:family="table-cell" style:parent-style-name="Default">
      <style:table-cell-properties fo:background-color="#ccff99" style:text-align-source="fix" style:repeat-content="false" style:vertical-align="top"/>
      <style:paragraph-properties fo:text-align="start" fo:margin-left="0in"/>
    </style:style>
    <style:style style:name="ce36" style:family="table-cell" style:parent-style-name="Default">
      <style:table-cell-properties fo:background-color="#ff8080" fo:wrap-option="wrap" style:vertical-align="top"/>
    </style:style>
    <style:style style:name="ce37" style:family="table-cell" style:parent-style-name="Default">
      <style:table-cell-properties fo:background-color="#ccff99" fo:wrap-option="wrap" style:vertical-align="top"/>
      <style:text-properties style:font-name="Liberation Sans" style:font-name-asian="DejaVu Sans" style:font-name-complex="DejaVu Sans"/>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6" style:family="text">
      <style:text-properties fo:language="en" fo:country="US"/>
    </style:style>
  </office:automatic-styles>
  <office:body>
    <office:spreadsheet>
      <table:table table:name="Sheet2" table:style-name="ta1" table:print="false">
        <table:table-column table:style-name="co1" table:default-cell-style-name="Default"/>
        <table:table-column table:style-name="co2" table:default-cell-style-name="ce21"/>
        <table:table-column table:style-name="co3" table:default-cell-style-name="ce23"/>
        <table:table-column table:style-name="co3" table:default-cell-style-name="ce28"/>
        <table:table-column table:style-name="co4" table:default-cell-style-name="Default"/>
        <table:table-row table:style-name="ro1">
          <table:table-cell table:style-name="ce1" office:value-type="string">
            <text:p>Statement No.</text:p>
          </table:table-cell>
          <table:table-cell table:style-name="ce11" office:value-type="string">
            <text:p>Normative Statement</text:p>
          </table:table-cell>
          <table:table-cell table:style-name="ce22" office:value-type="string">
            <text:p>Client Test</text:p>
          </table:table-cell>
          <table:table-cell table:style-name="ce29" office:value-type="string">
            <text:p>Server Test</text:p>
          </table:table-cell>
          <table:table-cell/>
        </table:table-row>
        <table:table-row table:style-name="ro1">
          <table:table-cell table:style-name="ce2" office:value-type="string" table:number-columns-spanned="4" table:number-rows-spanned="1">
            <text:p>Introduction – Terminology</text:p>
          </table:table-cell>
          <table:covered-table-cell table:style-name="ce11"/>
          <table:covered-table-cell table:style-name="ce22"/>
          <table:covered-table-cell table:style-name="ce29"/>
          <table:table-cell/>
        </table:table-row>
        <table:table-row table:style-name="ro2">
          <table:table-cell table:style-name="ce3" office:value-type="string">
            <text:p>[MQTT-1.1.0-1]</text:p>
          </table:table-cell>
          <table:table-cell table:style-name="ce12" office:value-type="string">
            <text:p>A Session can contain more than one Subscription. Each Subscription within a session MUST have a different Topic Filter.</text:p>
          </table:table-cell>
          <table:table-cell office:value-type="string">
            <text:p>N/A</text:p>
          </table:table-cell>
          <table:table-cell table:style-name="ce30" office:value-type="string">
            <text:p>Subscribe to a topic which matches an existing subscription. Subscriptions.py</text:p>
          </table:table-cell>
          <table:table-cell/>
        </table:table-row>
        <table:table-row table:style-name="ro1">
          <table:table-cell table:style-name="ce4" office:value-type="string" table:number-columns-spanned="4" table:number-rows-spanned="1">
            <text:p>Introduction – Data representations</text:p>
          </table:table-cell>
          <table:covered-table-cell table:style-name="ce12"/>
          <table:covered-table-cell table:number-columns-repeated="2"/>
          <table:table-cell/>
        </table:table-row>
        <table:table-row table:style-name="ro3">
          <table:table-cell table:style-name="ce5" office:value-type="string">
            <text:p><text:span text:style-name="T1">[MQTT-1.4.0-1</text:span><text:span text:style-name="T2"> </text:span><text:span text:style-name="T1">]</text:span></text:p>
          </table:table-cell>
          <table:table-cell table:style-name="ce13" office:value-type="string">
            <text:p><text:span text:style-name="T2">The encoded data MUST be well-formed UTF-8 as defined by the Unicode spec </text:span><text:span text:style-name="T4">[Unicode63]</text:span><text:span text:style-name="T2"> and restated in RFC 3629 [RFC 3629]. In particular the encoded </text:span><text:span text:style-name="T2">data MUST NOT include encodings of code points between U+D800 and U+DFFF. If </text:span><text:span text:style-name="T2">a receiver (Server or Client) receives a control packet containing ill-formed UTF-8 it </text:span><text:span text:style-name="T2">MUST close the network connection. </text:span></text:p>
          </table:table-cell>
          <table:table-cell office:value-type="string">
            <text:p>Have the server send ill formed UTF-8 to client.</text:p>
          </table:table-cell>
          <table:table-cell table:style-name="ce30" office:value-type="string">
            <text:p>Send ill-formed UTF-8 to server. start.py</text:p>
          </table:table-cell>
          <table:table-cell/>
        </table:table-row>
        <table:table-row table:style-name="ro4">
          <table:table-cell table:style-name="ce6" office:value-type="string">
            <text:p>[MQTT-1.4.0-2]</text:p>
          </table:table-cell>
          <table:table-cell table:style-name="ce14" office:value-type="string">
            <text:p><text:span text:style-name="T2">The UTF-8 encoded string</text:span><text:span text:style-name="T5"> </text:span><text:span text:style-name="T2"><text:s/>MUST NOT include an encoding of the null character </text:span><text:span text:style-name="T2">U+0000. If a receiver (Server or Client) receives a control packet containing U+0000 </text:span><text:span text:style-name="T2">it MUST close the network connection.</text:span></text:p>
          </table:table-cell>
          <table:table-cell office:value-type="string">
            <text:p>Have the server send a null in UTF-8 data to client.</text:p>
          </table:table-cell>
          <table:table-cell table:style-name="ce30" office:value-type="string">
            <text:p>Send a null character to server. <text:s/>Should close the connection. MQTTV311.py</text:p>
          </table:table-cell>
          <table:table-cell/>
        </table:table-row>
        <table:table-row table:style-name="ro4">
          <table:table-cell table:style-name="ce6" office:value-type="string">
            <text:p>[MQTT-1.4.0-3]</text:p>
          </table:table-cell>
          <table:table-cell table:style-name="ce12"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0" office:value-type="string">
            <text:p>Send 0xEF 0xBB 0xBF to server. <text:s/>Should not be skipped over or stripped. <text:s/>Put it into a topic, so it can be received. MQTTV311.py</text:p>
          </table:table-cell>
          <table:table-cell/>
        </table:table-row>
        <table:table-row table:style-name="ro1">
          <table:table-cell table:style-name="ce7" office:value-type="string" table:number-columns-spanned="4" table:number-rows-spanned="1">
            <text:p>Control Packet Format</text:p>
          </table:table-cell>
          <table:covered-table-cell table:style-name="ce15"/>
          <table:covered-table-cell table:style-name="ce24"/>
          <table:covered-table-cell table:style-name="ce31"/>
          <table:table-cell/>
        </table:table-row>
        <table:table-row table:style-name="ro2">
          <table:table-cell table:style-name="ce3" office:value-type="string">
            <text:p>[MQTT-2.0.0-1]</text:p>
          </table:table-cell>
          <table:table-cell table:style-name="ce12" office:value-type="string">
            <text:p>Unless stated otherwise, if either the Server or Client receives a Control Packet which does not meet this specification, it MUST close the Network Connection.</text:p>
          </table:table-cell>
          <table:table-cell table:style-name="ce25" office:value-type="string">
            <text:p>Have the server send invalid packet to client.</text:p>
          </table:table-cell>
          <table:table-cell table:style-name="ce30" office:value-type="string">
            <text:p>Send invalid packet to server – close connection. MQTTBrokers.py</text:p>
          </table:table-cell>
          <table:table-cell/>
        </table:table-row>
        <table:table-row table:style-name="ro5">
          <table:table-cell table:style-name="ce3" office:value-type="string">
            <text:p>[MQTT-2.1.2-1]</text:p>
          </table:table-cell>
          <table:table-cell table:style-name="ce12" office:value-type="string">
            <text:p>If invalid flags are received, the receiver MUST close the Network connection.</text:p>
          </table:table-cell>
          <table:table-cell office:value-type="string">
            <text:p>Have the server send invalid flags to client.</text:p>
          </table:table-cell>
          <table:table-cell table:style-name="ce30" office:value-type="string">
            <text:p>Invalid flags in MQTT packet. <text:s/>Close connection. Includes wrong QoS for Connect, subscribe etc. MQTTV311.py</text:p>
          </table:table-cell>
          <table:table-cell/>
        </table:table-row>
        <table:table-row table:style-name="ro4">
          <table:table-cell table:style-name="ce3" office:value-type="string">
            <text:p>[MQTT-2.1.2-2].</text:p>
          </table:table-cell>
          <table:table-cell table:style-name="ce12"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table:style-name="ce30" office:value-type="string">
            <text:p>Check that DUP flag is set to 1 on redelivery. <text:s/>Needs a connection break and reestablishment. MQTTBrokers.py</text:p>
          </table:table-cell>
          <table:table-cell/>
        </table:table-row>
        <table:table-row table:style-name="ro2">
          <table:table-cell table:style-name="ce3" office:value-type="string">
            <text:p>[MQTT-2.1.2-3]</text:p>
          </table:table-cell>
          <table:table-cell table:style-name="ce12"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table:style-name="ce30" office:value-type="string">
            <text:p>Set DUP flag 1 for packet redelivery. MQTTBrokers.py</text:p>
          </table:table-cell>
          <table:table-cell/>
        </table:table-row>
        <table:table-row table:style-name="ro1">
          <table:table-cell table:style-name="ce3" office:value-type="string">
            <text:p>[MQTT-2.1.2-4]</text:p>
          </table:table-cell>
          <table:table-cell table:style-name="ce12" office:value-type="string">
            <text:p>The Dup flag MUST be 0 for all QoS 0 messages </text:p>
          </table:table-cell>
          <table:table-cell office:value-type="string">
            <text:p>Have the server check that messages from the client have DUP flag 0 for QoS 0.</text:p>
          </table:table-cell>
          <table:table-cell table:style-name="ce30" office:value-type="string">
            <text:p>Check that the DUP flag is 0 for QoS 0. MQTTV311.py</text:p>
          </table:table-cell>
          <table:table-cell/>
        </table:table-row>
        <table:table-row table:style-name="ro6">
          <table:table-cell table:style-name="ce3" office:value-type="string">
            <text:p>[MQTT-2.1.2-5]</text:p>
          </table:table-cell>
          <table:table-cell table:style-name="ce12"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table:style-name="ce30" office:value-type="string">
            <text:p>DUP flag in outgoing publications as a result of incoming publication with DUP flag set, is False. MQTTBrokers.py</text:p>
          </table:table-cell>
          <table:table-cell/>
        </table:table-row>
        <table:table-row table:style-name="ro4">
          <table:table-cell table:style-name="ce3" office:value-type="string">
            <text:p>[MQTT-2.1.2-6]</text:p>
          </table:table-cell>
          <table:table-cell table:style-name="ce12"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table:style-name="ce30" office:value-type="string">
            <text:p>Receiving and storing retained message. <text:s/>Brokers.py</text:p>
          </table:table-cell>
          <table:table-cell/>
        </table:table-row>
        <table:table-row table:style-name="ro2">
          <table:table-cell table:style-name="ce3" office:value-type="string">
            <text:p>[MQTT-2.1.2-7]</text:p>
          </table:table-cell>
          <table:table-cell table:style-name="ce12" office:value-type="string">
            <text:p>When a new subscription is established, the last retained message, if any, on each matching topic name MUST be sent to the subscriber. </text:p>
          </table:table-cell>
          <table:table-cell office:value-type="string">
            <text:p>N/A</text:p>
          </table:table-cell>
          <table:table-cell table:style-name="ce30" office:value-type="string">
            <text:p>Send retained messages to a client. MQTTBrokers.py</text:p>
          </table:table-cell>
          <table:table-cell/>
        </table:table-row>
        <table:table-row table:style-name="ro6">
          <table:table-cell table:style-name="ce3" office:value-type="string">
            <text:p>[MQTT-2.1.2-8]</text:p>
          </table:table-cell>
          <table:table-cell table:style-name="ce16"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table:style-name="ce32" office:value-type="string">
            <text:p>QoS 0 retained messages may be dropped at any time. <text:s/>Under normal circumstance we expect that not to happen, so in model broker is not going to include this behavior, as it would lead to unpredictable test results.</text:p>
          </table:table-cell>
          <table:table-cell/>
        </table:table-row>
        <table:table-row table:style-name="ro7">
          <table:table-cell table:style-name="ce3" office:value-type="string">
            <text:p>[MQTT-2.1.2-9]</text:p>
          </table:table-cell>
          <table:table-cell table:style-name="ce12"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table:style-name="ce30" office:value-type="string">
            <text:p>Send retained messages to a client. MQTTBrokers.py</text:p>
          </table:table-cell>
          <table:table-cell/>
        </table:table-row>
        <table:table-row table:style-name="ro4">
          <table:table-cell table:style-name="ce3" office:value-type="string">
            <text:p>[MQTT-2.1.2-10]</text:p>
          </table:table-cell>
          <table:table-cell table:style-name="ce12"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table:style-name="ce30" office:value-type="string">
            <text:p>Sending a message to a client as a result of a publish that had the retained flag set. Brokers.py</text:p>
          </table:table-cell>
          <table:table-cell/>
        </table:table-row>
        <table:table-row table:style-name="ro8">
          <table:table-cell table:style-name="ce3" office:value-type="string">
            <text:p>[MQTT-2.1.2-11]</text:p>
          </table:table-cell>
          <table:table-cell table:style-name="ce12"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30" office:value-type="string">
            <text:p>Deleting a retained message. <text:s/>SubscriptionEngines.py</text:p>
          </table:table-cell>
          <table:table-cell/>
        </table:table-row>
        <table:table-row table:style-name="ro4">
          <table:table-cell table:style-name="ce6" office:value-type="string">
            <text:p>[MQTT-2.1.2-12]</text:p>
          </table:table-cell>
          <table:table-cell table:style-name="ce17"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3" office:value-type="string">
            <text:p>Non-retained publish from client to server Brokers.py</text:p>
          </table:table-cell>
          <table:table-cell/>
        </table:table-row>
        <table:table-row table:style-name="ro2">
          <table:table-cell table:style-name="ce3" office:value-type="string">
            <text:p>[MQTT-2.3.1-1]</text:p>
          </table:table-cell>
          <table:table-cell table:style-name="ce12" office:value-type="string">
            <text:p>SUBSCRIBE, UNSUBSCRIBE, and PUBLISH (in cases where QoS &gt; 0) Control Packets MUST contain a non-zero 16-bit Packet Identifier.</text:p>
          </table:table-cell>
          <table:table-cell table:style-name="ce26" office:value-type="string">
            <text:p>Normal SUBSCRIBE, UNSUBSCRIBE and PUBLISH. <text:s/>Packet id must be &gt; 0.</text:p>
          </table:table-cell>
          <table:table-cell table:style-name="ce30" office:value-type="string">
            <text:p>Normal SUBSCRIBE, UNSUBSCRIBE and PUBLISH. <text:s/>Packet id must be &gt; 0. <text:s/>MQTT MQTTV311.py</text:p>
          </table:table-cell>
          <table:table-cell/>
        </table:table-row>
        <table:table-row table:style-name="ro2">
          <table:table-cell table:style-name="ce3" office:value-type="string">
            <text:p>[MQTT-2.3.1-2]</text:p>
          </table:table-cell>
          <table:table-cell table:style-name="ce12"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table:style-name="ce32" office:value-type="string">
            <text:p>N/A</text:p>
          </table:table-cell>
          <table:table-cell/>
        </table:table-row>
        <table:table-row table:style-name="ro9">
          <table:table-cell table:style-name="ce3" office:value-type="string">
            <text:p>[MQTT-2.3.1-3]</text:p>
          </table:table-cell>
          <table:table-cell table:style-name="ce12"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table:style-name="ce32" office:value-type="string">
            <text:p>N/A</text:p>
          </table:table-cell>
          <table:table-cell/>
        </table:table-row>
        <table:table-row table:style-name="ro2">
          <table:table-cell table:style-name="ce6" office:value-type="string">
            <text:p>[MQTT-2.3.1-4]</text:p>
          </table:table-cell>
          <table:table-cell table:style-name="ce12" office:value-type="string">
            <text:p>The same conditions [MQTT-2.3.1-3] apply to a Server when it sends a PUBLISH with QoS &gt;0. </text:p>
          </table:table-cell>
          <table:table-cell office:value-type="string">
            <text:p>N/A</text:p>
          </table:table-cell>
          <table:table-cell table:style-name="ce30" office:value-type="string">
            <text:p>Packet resends from server. <text:s/>Needs connection break. <text:s/>MQTTBrokers.py</text:p>
          </table:table-cell>
          <table:table-cell/>
        </table:table-row>
        <table:table-row table:style-name="ro10">
          <table:table-cell table:style-name="ce3" office:value-type="string">
            <text:p>[MQTT-2.3.1-5]</text:p>
          </table:table-cell>
          <table:table-cell table:style-name="ce12" office:value-type="string">
            <text:p>A PUBLISH Packet MUST NOT contain a Packet Identifier if its QoS value is set to 0.</text:p>
          </table:table-cell>
          <table:table-cell office:value-type="string">
            <text:p>Packet id must be 0 if QoS is 0.</text:p>
          </table:table-cell>
          <table:table-cell table:style-name="ce33" office:value-type="string">
            <text:p>Packet id must be 0 if QoS is 0. MQTTV311.py</text:p>
          </table:table-cell>
          <table:table-cell/>
        </table:table-row>
        <table:table-row table:style-name="ro2">
          <table:table-cell table:style-name="ce3" office:value-type="string">
            <text:p>[MQTT-2.3.1-6]</text:p>
          </table:table-cell>
          <table:table-cell table:style-name="ce12" office:value-type="string">
            <text:p>A PUBACK, PUBREC, PUBREL Packet MUST contain the same Packet Identifier as the PUBLISH Packet that initiated the flow.</text:p>
          </table:table-cell>
          <table:table-cell office:value-type="string">
            <text:p>Normal PUBLISH QoS 2 flow.</text:p>
          </table:table-cell>
          <table:table-cell table:style-name="ce30" office:value-type="string">
            <text:p>Normal PUBLISH QoS 2 flow. MQTTBrokers.py</text:p>
          </table:table-cell>
          <table:table-cell/>
        </table:table-row>
        <table:table-row table:style-name="ro4">
          <table:table-cell table:style-name="ce3" office:value-type="string">
            <text:p>[MQTT-2.3.1-7] </text:p>
          </table:table-cell>
          <table:table-cell table:style-name="ce12" office:value-type="string">
            <text:p>Similarly to [MQTT-2.3.1-6], SUBACK and UNSUBACK MUST contain the Packet Identifier that was used in the corresponding SUBSCRIBE and UNSUBSCRIBE Packet respectively</text:p>
          </table:table-cell>
          <table:table-cell table:style-name="ce26" office:value-type="string">
            <text:p>Normal SUBSCRIBE and UNSUBSCRIBE flows.</text:p>
          </table:table-cell>
          <table:table-cell table:style-name="ce30" office:value-type="string">
            <text:p>Normal SUBSCRIBE and UNSUBSCRIBE flows. MQTTBrokers.py</text:p>
          </table:table-cell>
          <table:table-cell/>
        </table:table-row>
        <table:table-row table:style-name="ro1">
          <table:table-cell table:style-name="ce4" office:value-type="string" table:number-columns-spanned="4" table:number-rows-spanned="1">
            <text:p>Control Packets</text:p>
          </table:table-cell>
          <table:covered-table-cell table:style-name="ce18"/>
          <table:covered-table-cell table:style-name="ce27"/>
          <table:covered-table-cell table:style-name="ce34"/>
          <table:table-cell/>
        </table:table-row>
        <table:table-row table:style-name="ro1">
          <table:table-cell table:style-name="ce4" office:value-type="string" table:number-columns-spanned="4" table:number-rows-spanned="1">
            <text:p>Control Packets – Connect</text:p>
          </table:table-cell>
          <table:covered-table-cell table:style-name="ce18"/>
          <table:covered-table-cell table:style-name="ce27"/>
          <table:covered-table-cell table:style-name="ce34"/>
          <table:table-cell/>
        </table:table-row>
        <table:table-row table:style-name="ro2">
          <table:table-cell table:style-name="ce3" office:value-type="string">
            <text:p>[MQTT-3.1.0-1]</text:p>
          </table:table-cell>
          <table:table-cell table:style-name="ce12"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0" office:value-type="string">
            <text:p>First packet from client is not connect. MQTTProtocolNodes</text:p>
          </table:table-cell>
          <table:table-cell/>
        </table:table-row>
        <table:table-row table:style-name="ro2">
          <table:table-cell table:style-name="ce3" office:value-type="string">
            <text:p>[MQTT-3.1.0-2]</text:p>
          </table:table-cell>
          <table:table-cell table:style-name="ce12" office:value-type="string">
            <text:p>The Server MUST process a second CONNECT Packet sent from a Client as a protocol violation and disconnect the Client.</text:p>
          </table:table-cell>
          <table:table-cell office:value-type="string">
            <text:p>N/A</text:p>
          </table:table-cell>
          <table:table-cell table:style-name="ce30" office:value-type="string">
            <text:p>Send a connect packet while connected. MQTTProtocolNodes.</text:p>
          </table:table-cell>
          <table:table-cell/>
        </table:table-row>
        <table:table-row table:style-name="ro6">
          <table:table-cell table:style-name="ce6" office:value-type="string">
            <text:p>[MQTT-3.1.2-1]</text:p>
          </table:table-cell>
          <table:table-cell table:style-name="ce12"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0" office:value-type="string">
            <text:p>Send a protocol name which is not MQTT. <text:s/>MQTTProtocolNodes</text:p>
          </table:table-cell>
          <table:table-cell/>
        </table:table-row>
        <table:table-row table:style-name="ro4">
          <table:table-cell table:style-name="ce3" office:value-type="string">
            <text:p>[MQTT-3.1.2-2]</text:p>
          </table:table-cell>
          <table:table-cell table:style-name="ce12"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0" office:value-type="string">
            <text:p>Responding to connect packet with wrong protocol version. <text:s/>MQTTProtocolNodes</text:p>
          </table:table-cell>
          <table:table-cell/>
        </table:table-row>
        <table:table-row table:style-name="ro2">
          <table:table-cell table:style-name="ce3" office:value-type="string">
            <text:p>[MQTT-3.1.2-3]</text:p>
          </table:table-cell>
          <table:table-cell table:style-name="ce12" office:value-type="string">
            <text:p>The Server MUST validate that the reserved flag in the CONNECT Control Packet is set to zero and disconnect the Client if it is not zero. </text:p>
          </table:table-cell>
          <table:table-cell office:value-type="string">
            <text:p>N/A</text:p>
          </table:table-cell>
          <table:table-cell table:style-name="ce30" office:value-type="string">
            <text:p>Connect packet validation. MQTTV311.py</text:p>
          </table:table-cell>
          <table:table-cell/>
        </table:table-row>
        <table:table-row table:style-name="ro2">
          <table:table-cell table:style-name="ce3" office:value-type="string">
            <text:p>[MQTT-3.1.2-4]</text:p>
          </table:table-cell>
          <table:table-cell table:style-name="ce12" office:value-type="string">
            <text:p>The Client and Server MUST store the Session after the Client and Server are disconnected.</text:p>
          </table:table-cell>
          <table:table-cell office:value-type="string">
            <text:p>Breaking of non-cleansession connection</text:p>
          </table:table-cell>
          <table:table-cell table:style-name="ce35" office:value-type="string">
            <text:p>Breaking of non-cleansession connection Brokers.py</text:p>
          </table:table-cell>
          <table:table-cell/>
        </table:table-row>
        <table:table-row table:style-name="ro4">
          <table:table-cell table:style-name="ce3" office:value-type="string">
            <text:p>[MQTT-3.1.2-5]</text:p>
          </table:table-cell>
          <table:table-cell table:style-name="ce12"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table:style-name="ce30" office:value-type="string">
            <text:p>Breaking of connection, non-cleansession. <text:s/>Further messages received. MQTTBrokers.py</text:p>
          </table:table-cell>
          <table:table-cell/>
        </table:table-row>
        <table:table-row table:style-name="ro4">
          <table:table-cell table:style-name="ce3" office:value-type="string">
            <text:p>[MQTT-3.1.2-6]</text:p>
          </table:table-cell>
          <table:table-cell table:style-name="ce12"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table:style-name="ce30" office:value-type="string">
            <text:p>Cleansession connection break.Brokers.py</text:p>
          </table:table-cell>
          <table:table-cell/>
        </table:table-row>
        <table:table-row table:style-name="ro2">
          <table:table-cell table:style-name="ce3" office:value-type="string">
            <text:p>[MQTT-3.1.2.7]</text:p>
          </table:table-cell>
          <table:table-cell table:style-name="ce12"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table:style-name="ce30" office:value-type="string">
            <text:p>Cleansession connection end – retained messages left. Brokers.py</text:p>
          </table:table-cell>
          <table:table-cell/>
        </table:table-row>
        <table:table-row table:style-name="ro4">
          <table:table-cell table:style-name="ce3" office:value-type="string">
            <text:p>[MQTT-3.1.2-8]</text:p>
          </table:table-cell>
          <table:table-cell table:style-name="ce12"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table:style-name="ce30" office:value-type="string">
            <text:p>Will message processing. MQTTBrokers.py</text:p>
          </table:table-cell>
          <table:table-cell/>
        </table:table-row>
        <table:table-row table:style-name="ro4">
          <table:table-cell table:style-name="ce3" office:value-type="string">
            <text:p>[MQTT-3.1.2-9]</text:p>
          </table:table-cell>
          <table:table-cell table:style-name="ce12"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35" office:value-type="string">
            <text:p>Connect packet format with will message. MQTTV311.py</text:p>
          </table:table-cell>
          <table:table-cell/>
        </table:table-row>
        <table:table-row table:style-name="ro4">
          <table:table-cell table:style-name="ce3" office:value-type="string">
            <text:p>[MQTT-3.1.2-10]</text:p>
          </table:table-cell>
          <table:table-cell table:style-name="ce12"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table:style-name="ce30" office:value-type="string">
            <text:p>No will message after reconnect and connection re-break. Brokers.py</text:p>
          </table:table-cell>
          <table:table-cell/>
        </table:table-row>
        <table:table-row table:style-name="ro4">
          <table:table-cell table:style-name="ce8" office:value-type="string">
            <text:p>[MQTT-3.1.2-11]</text:p>
          </table:table-cell>
          <table:table-cell table:style-name="ce12" office:value-type="string">
            <text:p>If the Will Flag is set to 0 the Will QoS and Will Retain fields in the Connect Flags MUST be set to zero and the Will Topic and Will Message fields MUST NOT be present in the payload. </text:p>
          </table:table-cell>
          <table:table-cell/>
          <table:table-cell table:style-name="ce30"/>
          <table:table-cell/>
        </table:table-row>
        <table:table-row table:style-name="ro2">
          <table:table-cell table:style-name="ce8" office:value-type="string">
            <text:p>[MQTT-3.1.2-12]</text:p>
          </table:table-cell>
          <table:table-cell table:style-name="ce12" office:value-type="string">
            <text:p>If the Will Flag is set to 0, a Will Message MUST NOT be published when this Network Connection ends.</text:p>
          </table:table-cell>
          <table:table-cell/>
          <table:table-cell table:style-name="ce30"/>
          <table:table-cell/>
        </table:table-row>
        <table:table-row table:style-name="ro1">
          <table:table-cell table:style-name="ce3" office:value-type="string">
            <text:p>[MQTT-3.1.2-13]</text:p>
          </table:table-cell>
          <table:table-cell table:style-name="ce12" office:value-type="string">
            <text:p>If the Will Flag is set to 0, then the Will QoS MUST be set to 0 <text:s/>(0x00).</text:p>
          </table:table-cell>
          <table:table-cell office:value-type="string">
            <text:p>Connect packet format with will message.</text:p>
          </table:table-cell>
          <table:table-cell table:style-name="ce35" office:value-type="string">
            <text:p>Connect packet format with will message. MQTTV311.py</text:p>
          </table:table-cell>
          <table:table-cell/>
        </table:table-row>
        <table:table-row table:style-name="ro2">
          <table:table-cell table:style-name="ce6" office:value-type="string">
            <text:p>[MQTT-3.1.2-14]</text:p>
          </table:table-cell>
          <table:table-cell table:style-name="ce12"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35" office:value-type="string">
            <text:p>QoS 0, 1 and 2 will messages. <text:s/>3 not allowed. MQTTV311.py</text:p>
          </table:table-cell>
          <table:table-cell/>
        </table:table-row>
        <table:table-row table:style-name="ro1">
          <table:table-cell table:style-name="ce3" office:value-type="string">
            <text:p>[MQTT-3.1.2-15]</text:p>
          </table:table-cell>
          <table:table-cell table:style-name="ce12" office:value-type="string">
            <text:p>If the Will Flag is set to 0, then the Will Retain Flag MUST be set to 0.</text:p>
          </table:table-cell>
          <table:table-cell office:value-type="string">
            <text:p>Connect packet format without will message.</text:p>
          </table:table-cell>
          <table:table-cell table:style-name="ce35" office:value-type="string">
            <text:p>Connect packet format with will message. MQTTV311.py</text:p>
          </table:table-cell>
          <table:table-cell/>
        </table:table-row>
        <table:table-row table:style-name="ro2">
          <table:table-cell table:style-name="ce3" office:value-type="string">
            <text:p>[MQTT-3.1.2-16]</text:p>
          </table:table-cell>
          <table:table-cell table:style-name="ce12"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35" office:value-type="string">
            <text:p>Will message non-retained Brokers.py</text:p>
          </table:table-cell>
          <table:table-cell/>
        </table:table-row>
        <table:table-row table:style-name="ro2">
          <table:table-cell table:style-name="ce3" office:value-type="string">
            <text:p>[MQTT-3.1.2-17]</text:p>
          </table:table-cell>
          <table:table-cell table:style-name="ce12"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35" office:value-type="string">
            <text:p>Will message retained Brokers.py</text:p>
          </table:table-cell>
          <table:table-cell/>
        </table:table-row>
        <table:table-row table:style-name="ro11">
          <table:table-cell table:style-name="ce3" office:value-type="string">
            <text:p>[MQTT-3.1.2-18]</text:p>
          </table:table-cell>
          <table:table-cell table:style-name="ce12" office:value-type="string">
            <text:p>If the User Name Flag is set to 0, a user name MUST NOT be present in the payload.</text:p>
          </table:table-cell>
          <table:table-cell office:value-type="string">
            <text:p>Connect packet format with no user name</text:p>
          </table:table-cell>
          <table:table-cell table:style-name="ce35" office:value-type="string">
            <text:p>Connect packet format with no user name MQTT311.py</text:p>
          </table:table-cell>
          <table:table-cell/>
        </table:table-row>
        <table:table-row table:style-name="ro12">
          <table:table-cell table:style-name="ce3" office:value-type="string">
            <text:p>[MQTT-3.1.2-19]</text:p>
          </table:table-cell>
          <table:table-cell table:style-name="ce12" office:value-type="string">
            <text:p>If the User Name Flag is set to 1, a user name MUST be present in the payload.</text:p>
          </table:table-cell>
          <table:table-cell office:value-type="string">
            <text:p>Connect packet format with user name</text:p>
          </table:table-cell>
          <table:table-cell table:style-name="ce30" office:value-type="string">
            <text:p>Connect packet format with user name MQTT311.py</text:p>
          </table:table-cell>
          <table:table-cell/>
        </table:table-row>
        <table:table-row table:style-name="ro13">
          <table:table-cell table:style-name="ce3" office:value-type="string">
            <text:p>[MQTT-3.1.2-20]</text:p>
          </table:table-cell>
          <table:table-cell table:style-name="ce12" office:value-type="string">
            <text:p>If the Password Flag is set to 0, a password MUST NOT be present in the payload.</text:p>
          </table:table-cell>
          <table:table-cell office:value-type="string">
            <text:p>Connect packet format with no password</text:p>
          </table:table-cell>
          <table:table-cell table:style-name="ce35" office:value-type="string">
            <text:p>Connect packet format with no password MQTT311.py</text:p>
          </table:table-cell>
          <table:table-cell/>
        </table:table-row>
        <table:table-row table:style-name="ro10">
          <table:table-cell table:style-name="ce3" office:value-type="string">
            <text:p>[MQTT-3.1.2-21]</text:p>
          </table:table-cell>
          <table:table-cell table:style-name="ce12" office:value-type="string">
            <text:p>If the Password Flag is set to 1, a password MUST be present in the payload.</text:p>
          </table:table-cell>
          <table:table-cell table:style-name="ce25" office:value-type="string">
            <text:p>Connect packet format with password</text:p>
          </table:table-cell>
          <table:table-cell table:style-name="ce35" office:value-type="string">
            <text:p>Connect packet format with password MQTT311.py</text:p>
          </table:table-cell>
          <table:table-cell/>
        </table:table-row>
        <table:table-row table:style-name="ro14">
          <table:table-cell table:style-name="ce3" office:value-type="string">
            <text:p>[MQTT-3.1.2-22]</text:p>
          </table:table-cell>
          <table:table-cell table:style-name="ce12" office:value-type="string">
            <text:p>If the User Name Flag is set to 0 then the Password Flag MUST be set to 0.</text:p>
          </table:table-cell>
          <table:table-cell office:value-type="string">
            <text:p>Connect packet with password but no username</text:p>
          </table:table-cell>
          <table:table-cell table:style-name="ce30" office:value-type="string">
            <text:p>Connect packet with password but no username MQTT311.py</text:p>
          </table:table-cell>
          <table:table-cell/>
        </table:table-row>
        <table:table-row table:style-name="ro4">
          <table:table-cell table:style-name="ce3" office:value-type="string">
            <text:p>[MQTT-3.1.2-23]</text:p>
          </table:table-cell>
          <table:table-cell table:style-name="ce12"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table:style-name="ce32" office:value-type="string">
            <text:p>N/A</text:p>
          </table:table-cell>
          <table:table-cell/>
        </table:table-row>
        <table:table-row table:style-name="ro4">
          <table:table-cell table:style-name="ce3" office:value-type="string">
            <text:p>[MQTT-3.1.2-24]</text:p>
          </table:table-cell>
          <table:table-cell table:style-name="ce12"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table:style-name="ce30" office:value-type="string">
            <text:p>Keepalive processing. <text:s/>MQTTBrokers.py</text:p>
          </table:table-cell>
          <table:table-cell/>
        </table:table-row>
        <table:table-row table:style-name="ro2">
          <table:table-cell table:style-name="ce6" office:value-type="string">
            <text:p>[MQTT-3.1.3-1]</text:p>
          </table:table-cell>
          <table:table-cell table:style-name="ce12" office:value-type="string">
            <text:p>These fields, if present, MUST appear in the order Client Identifier, Will Topic, Will Message, User Name, Password.</text:p>
          </table:table-cell>
          <table:table-cell office:value-type="string">
            <text:p>Connect packet format.</text:p>
          </table:table-cell>
          <table:table-cell table:style-name="ce30" office:value-type="string">
            <text:p>Connect packet format. MQTTV311.py</text:p>
          </table:table-cell>
          <table:table-cell/>
        </table:table-row>
        <table:table-row table:style-name="ro2">
          <table:table-cell table:style-name="ce3" office:value-type="string">
            <text:p>[MQTT-3.1.3-2]</text:p>
          </table:table-cell>
          <table:table-cell table:style-name="ce12"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table:style-name="ce30" office:value-type="string">
            <text:p>Non-cleansession reconnect MQTTBrokers.py</text:p>
          </table:table-cell>
          <table:table-cell/>
        </table:table-row>
        <table:table-row table:style-name="ro2">
          <table:table-cell table:style-name="ce3" office:value-type="string">
            <text:p>[MQTT-3.1.3-3]</text:p>
          </table:table-cell>
          <table:table-cell table:style-name="ce12" office:value-type="string">
            <text:p>The Client Identifier (ClientId) MUST be present and MUST be the first field in the payload.</text:p>
          </table:table-cell>
          <table:table-cell office:value-type="string">
            <text:p>Connect packet format</text:p>
          </table:table-cell>
          <table:table-cell table:style-name="ce30" office:value-type="string">
            <text:p>Connect packet format MQTTV311.py</text:p>
          </table:table-cell>
          <table:table-cell/>
        </table:table-row>
        <table:table-row table:style-name="ro15">
          <table:table-cell table:style-name="ce3" office:value-type="string">
            <text:p>[MQTT-3.1.3-4]</text:p>
          </table:table-cell>
          <table:table-cell table:style-name="ce13" office:value-type="string">
            <text:p><text:span text:style-name="T2">The ClientId MUST comprise only Unicode </text:span><text:span text:style-name="T4">[Unicode63]</text:span><text:span text:style-name="T2"> characters, and the </text:span><text:span text:style-name="T2">length of the UTF-8 encoding MUST be at least zero bytes and no more than 65535 </text:span><text:span text:style-name="T2">bytes.</text:span></text:p>
          </table:table-cell>
          <table:table-cell office:value-type="string">
            <text:p>Format and length limit of client id. <text:s/>Does the client need to police?</text:p>
          </table:table-cell>
          <table:table-cell table:style-name="ce30" office:value-type="string">
            <text:p>Length limit of client id MQTTV311.pt</text:p>
          </table:table-cell>
          <table:table-cell/>
        </table:table-row>
        <table:table-row table:style-name="ro4">
          <table:table-cell table:style-name="ce3" office:value-type="string">
            <text:p>[MQTT-3.1.3-5]</text:p>
          </table:table-cell>
          <table:table-cell table:style-name="ce12" office:value-type="string">
            <text:p><text:span text:style-name="T2">The Server MUST allow ClientIds which are between 1 and 23 UTF-8 encoded bytes </text:span><text:span text:style-name="T2">in length, and that contain only the characters</text:span></text:p>
            <text:p><text:span text:style-name="T2">"0123456789abcdefghijklmnopqrstuvwxyzABCDEFGHIJKLMNOPQRSTUVWXYZ"</text:span></text:p>
          </table:table-cell>
          <table:table-cell office:value-type="string">
            <text:p>N/A</text:p>
          </table:table-cell>
          <table:table-cell table:style-name="ce30" office:value-type="string">
            <text:p>Lowest common denominator client id MQTTBrokers.py</text:p>
          </table:table-cell>
          <table:table-cell/>
        </table:table-row>
        <table:table-row table:style-name="ro6">
          <table:table-cell table:style-name="ce3" office:value-type="string">
            <text:p>[MQTT-3.1.3-6]</text:p>
          </table:table-cell>
          <table:table-cell table:style-name="ce12"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table:style-name="ce30" office:value-type="string">
            <text:p>Clientid of 0 length. MQTTBrokers.py</text:p>
          </table:table-cell>
          <table:table-cell/>
        </table:table-row>
        <table:table-row table:style-name="ro2">
          <table:table-cell table:style-name="ce3" office:value-type="string">
            <text:p>[MQTT-3.1.3-7]</text:p>
          </table:table-cell>
          <table:table-cell table:style-name="ce12" office:value-type="string">
            <text:p>If the Client supplies a zero-byte ClientId, the Client MUST also set Clean Session to 1.</text:p>
          </table:table-cell>
          <table:table-cell office:value-type="string">
            <text:p>Clientid of 0 length.</text:p>
          </table:table-cell>
          <table:table-cell table:style-name="ce30" office:value-type="string">
            <text:p>Client id 0 length, cleansession 1. MQTTBrokers.py</text:p>
          </table:table-cell>
          <table:table-cell/>
        </table:table-row>
        <table:table-row table:style-name="ro4">
          <table:table-cell table:style-name="ce3" office:value-type="string">
            <text:p>[MQTT-3.1.3-8]</text:p>
          </table:table-cell>
          <table:table-cell table:style-name="ce12"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table:style-name="ce30" office:value-type="string">
            <text:p>Clientid 0 lemgth, cleansession 0. MQTTBRokers.py</text:p>
          </table:table-cell>
          <table:table-cell/>
        </table:table-row>
        <table:table-row table:style-name="ro4">
          <table:table-cell table:style-name="ce3" office:value-type="string">
            <text:p>[MQTT-3.1.3-9]</text:p>
          </table:table-cell>
          <table:table-cell table:style-name="ce12"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table:style-name="ce30" office:value-type="string">
            <text:p>Invalid client id. MQTTBrokers.py</text:p>
          </table:table-cell>
          <table:table-cell/>
        </table:table-row>
        <table:table-row table:style-name="ro2">
          <table:table-cell table:style-name="ce6" office:value-type="string">
            <text:p>[MQTT-3.1.4-1]</text:p>
          </table:table-cell>
          <table:table-cell table:style-name="ce12"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table:style-name="ce30" office:value-type="string">
            <text:p>Invalid connect packet. <text:s/>MQTTV311.py</text:p>
          </table:table-cell>
          <table:table-cell/>
        </table:table-row>
        <table:table-row table:style-name="ro2">
          <table:table-cell table:style-name="ce3" office:value-type="string">
            <text:p>[MQTT-3.1.4-2]</text:p>
          </table:table-cell>
          <table:table-cell table:style-name="ce12" office:value-type="string">
            <text:p>If the ClientId represents a Client already connected to the Server then the Server MUST disconnect the existing Client.</text:p>
          </table:table-cell>
          <table:table-cell office:value-type="string">
            <text:p>N/A</text:p>
          </table:table-cell>
          <table:table-cell table:style-name="ce30" office:value-type="string">
            <text:p>Disconnect existing connection. <text:s/>MQTTProtocolNodes</text:p>
          </table:table-cell>
          <table:table-cell/>
        </table:table-row>
        <table:table-row table:style-name="ro2">
          <table:table-cell table:style-name="ce3" office:value-type="string">
            <text:p>[MQTT-3.1.4-3]</text:p>
          </table:table-cell>
          <table:table-cell table:style-name="ce12" office:value-type="string">
            <text:p>If the Server rejects the CONNECT, it MUST NOT process any data sent by the Client after the CONNECT Packet.</text:p>
          </table:table-cell>
          <table:table-cell office:value-type="string">
            <text:p>N/A</text:p>
          </table:table-cell>
          <table:table-cell table:style-name="ce30" office:value-type="string">
            <text:p>Server rejecting connection. MQTTBrokers.py</text:p>
          </table:table-cell>
          <table:table-cell/>
        </table:table-row>
        <table:table-row table:style-name="ro1">
          <table:table-cell table:style-name="ce4" office:value-type="string" table:number-columns-spanned="4" table:number-rows-spanned="1">
            <text:p>Control Packets – Connack</text:p>
          </table:table-cell>
          <table:covered-table-cell table:style-name="ce12"/>
          <table:covered-table-cell table:number-columns-repeated="2"/>
          <table:table-cell/>
        </table:table-row>
        <table:table-row table:style-name="ro1">
          <table:table-cell table:style-name="ce3" office:value-type="string">
            <text:p>[MQTT-3.2.0-1]</text:p>
          </table:table-cell>
          <table:table-cell table:style-name="ce12" office:value-type="string">
            <text:p>The first packet sent from the Server to the Client MUST be a CONNACK Packet.</text:p>
          </table:table-cell>
          <table:table-cell office:value-type="string">
            <text:p>N/A</text:p>
          </table:table-cell>
          <table:table-cell table:style-name="ce30" office:value-type="string">
            <text:p>Response to connect packet. MQTTBrokers.py</text:p>
          </table:table-cell>
          <table:table-cell/>
        </table:table-row>
        <table:table-row table:style-name="ro2">
          <table:table-cell table:style-name="ce6" office:value-type="string">
            <text:p>[MQTT-3.2.2-1]</text:p>
          </table:table-cell>
          <table:table-cell table:style-name="ce12" office:value-type="string">
            <text:p>If a server sends a CONNACK packet containing a non-zero return code it MUST then close the Network Connection.</text:p>
          </table:table-cell>
          <table:table-cell office:value-type="string">
            <text:p>N/A</text:p>
          </table:table-cell>
          <table:table-cell table:style-name="ce30" office:value-type="string">
            <text:p>Failing connect with connack. MQTTBrokers.py</text:p>
          </table:table-cell>
          <table:table-cell/>
        </table:table-row>
        <table:table-row table:style-name="ro2">
          <table:table-cell table:style-name="ce3" office:value-type="string">
            <text:p>[MQTT-3.2.2-2]</text:p>
          </table:table-cell>
          <table:table-cell table:style-name="ce12" office:value-type="string">
            <text:p>If none of these return codes are deemed applicable, then the Server MUST close the Network Connection without flowing a CONNACK.</text:p>
          </table:table-cell>
          <table:table-cell office:value-type="string">
            <text:p>N/A</text:p>
          </table:table-cell>
          <table:table-cell table:style-name="ce36" office:value-type="string">
            <text:p>Finding a common cause for connect failure without connack could be tricky.</text:p>
          </table:table-cell>
          <table:table-cell/>
        </table:table-row>
        <table:table-row table:style-name="ro1">
          <table:table-cell table:style-name="ce4" office:value-type="string" table:number-columns-spanned="4" table:number-rows-spanned="1">
            <text:p>Control Packets – Publish</text:p>
          </table:table-cell>
          <table:covered-table-cell table:style-name="ce12"/>
          <table:covered-table-cell table:number-columns-repeated="2"/>
          <table:table-cell/>
        </table:table-row>
        <table:table-row table:style-name="ro1">
          <table:table-cell table:style-name="ce3" office:value-type="string">
            <text:p>[MQTT-3.3.2-1]</text:p>
          </table:table-cell>
          <table:table-cell table:style-name="ce12" office:value-type="string">
            <text:p>The Topic Name MUST be a UTF-8 encoded string.</text:p>
          </table:table-cell>
          <table:table-cell office:value-type="string">
            <text:p>Topic name – UTF-8.</text:p>
          </table:table-cell>
          <table:table-cell table:style-name="ce30" office:value-type="string">
            <text:p>Topic names – handle non UTF-8 MQTV311.py</text:p>
          </table:table-cell>
          <table:table-cell/>
        </table:table-row>
        <table:table-row table:style-name="ro1">
          <table:table-cell table:style-name="ce3" office:value-type="string">
            <text:p>[MQTT-3.3.2-2]</text:p>
          </table:table-cell>
          <table:table-cell table:style-name="ce12" office:value-type="string">
            <text:p>The Topic Name in the PUBLISH Packet MUST NOT contain wildcard characters.</text:p>
          </table:table-cell>
          <table:table-cell office:value-type="string">
            <text:p>N/A</text:p>
          </table:table-cell>
          <table:table-cell table:style-name="ce35" office:value-type="string">
            <text:p>Wildcard in publish topic MQTTBrokers.py</text:p>
          </table:table-cell>
          <table:table-cell/>
        </table:table-row>
        <table:table-row table:style-name="ro2">
          <table:table-cell table:style-name="ce6" office:value-type="string">
            <text:p>[MQTT-3.3.2-3]</text:p>
          </table:table-cell>
          <table:table-cell table:style-name="ce12" office:value-type="string">
            <text:p>The Topic Name sent to a subscribing Client MUST match the Subscription’s Topic Filter.</text:p>
          </table:table-cell>
          <table:table-cell office:value-type="string">
            <text:p>N/A</text:p>
          </table:table-cell>
          <table:table-cell table:style-name="ce30" office:value-type="string">
            <text:p>Sending of message – check topic. MQTTBrokers.py</text:p>
          </table:table-cell>
          <table:table-cell/>
        </table:table-row>
        <table:table-row table:style-name="ro6">
          <table:table-cell table:style-name="ce3" office:value-type="string">
            <text:p>[MQTT-3.3.5-1]</text:p>
          </table:table-cell>
          <table:table-cell table:style-name="ce12"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table:style-name="ce30" office:value-type="string">
            <text:p>Overlapping subscriptions with different QoSs. <text:s/>Must send one message with highest QoS. <text:s/>May send others matching other subscriptions. Brokers.py</text:p>
          </table:table-cell>
          <table:table-cell/>
        </table:table-row>
        <table:table-row table:style-name="ro6">
          <table:table-cell table:style-name="ce3" office:value-type="string">
            <text:p>[MQTT-3.3.5-2]</text:p>
          </table:table-cell>
          <table:table-cell table:style-name="ce12"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Disallowed publish.</text:p>
          </table:table-cell>
          <table:table-cell/>
        </table:table-row>
        <table:table-row table:style-name="ro1">
          <table:table-cell table:style-name="ce4" office:value-type="string" table:number-columns-spanned="4" table:number-rows-spanned="1">
            <text:p>Control Packets – Pubrec</text:p>
          </table:table-cell>
          <table:covered-table-cell table:style-name="ce12"/>
          <table:covered-table-cell table:number-columns-repeated="2"/>
          <table:table-cell/>
        </table:table-row>
        <table:table-row table:style-name="ro2">
          <table:table-cell table:style-name="ce3" office:value-type="string">
            <text:p>[MQTT-3.5.4-1]</text:p>
          </table:table-cell>
          <table:table-cell table:style-name="ce12" office:value-type="string">
            <text:p>When the sender of a PUBLISH Packet receives a PUBREC Packet, it MUST reply with a PUBREL Packet.</text:p>
          </table:table-cell>
          <table:table-cell table:style-name="ce28" office:value-type="string">
            <text:p>Pubrel packet in QoS 2 exchanges.</text:p>
          </table:table-cell>
          <table:table-cell table:style-name="ce30" office:value-type="string">
            <text:p>Pubrel packet in QoS 2 exchanges. <text:span text:style-name="T6">MQTTBrokers.py</text:span></text:p>
          </table:table-cell>
          <table:table-cell/>
        </table:table-row>
        <table:table-row table:style-name="ro1">
          <table:table-cell table:style-name="ce4" office:value-type="string" table:number-columns-spanned="4" table:number-rows-spanned="1">
            <text:p>Control Packets – Pubrel</text:p>
          </table:table-cell>
          <table:covered-table-cell table:style-name="ce12"/>
          <table:covered-table-cell table:number-columns-repeated="2"/>
          <table:table-cell/>
        </table:table-row>
        <table:table-row table:style-name="ro4">
          <table:table-cell table:style-name="ce3" office:value-type="string">
            <text:p>[MQTT-3.6.1-1]</text:p>
          </table:table-cell>
          <table:table-cell table:style-name="ce12"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table:style-name="ce30" office:value-type="string">
            <text:p>Format of Pubrel packet. MQTTV311.py</text:p>
          </table:table-cell>
          <table:table-cell/>
        </table:table-row>
        <table:table-row table:style-name="ro2">
          <table:table-cell table:style-name="ce3" office:value-type="string">
            <text:p>[MQTT-3.6.4-1]</text:p>
          </table:table-cell>
          <table:table-cell table:style-name="ce12" office:value-type="string">
            <text:p>When the sender of a PUBREC Packet receives a PUBREL Packet <text:s/>it MUST reply with a PUBCOMP Packet.</text:p>
          </table:table-cell>
          <table:table-cell office:value-type="string">
            <text:p>Receipt of Pubrel. <text:s/>Normal QoS 2 publish handling.</text:p>
          </table:table-cell>
          <table:table-cell table:style-name="ce30" office:value-type="string">
            <text:p>Receipt of Pubrel. <text:s/>Normal QoS 2 publish handling. MQTTBrokers.py</text:p>
          </table:table-cell>
          <table:table-cell/>
        </table:table-row>
        <table:table-row table:style-name="ro1">
          <table:table-cell table:style-name="ce4" office:value-type="string" table:number-columns-spanned="4" table:number-rows-spanned="1">
            <text:p>Control Packets – Subscribe</text:p>
          </table:table-cell>
          <table:covered-table-cell table:style-name="ce12"/>
          <table:covered-table-cell table:number-columns-repeated="2"/>
          <table:table-cell/>
        </table:table-row>
        <table:table-row table:style-name="ro4">
          <table:table-cell table:style-name="ce3" office:value-type="string">
            <text:p>[MQTT-3.8.1-1]</text:p>
          </table:table-cell>
          <table:table-cell table:style-name="ce12"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30" office:value-type="string">
            <text:p>Format of subscribe packet header. MQTTV311.py</text:p>
          </table:table-cell>
          <table:table-cell/>
        </table:table-row>
        <table:table-row table:style-name="ro2">
          <table:table-cell table:style-name="ce3" office:value-type="string">
            <text:p>[MQTT-3.8.3-1]</text:p>
          </table:table-cell>
          <table:table-cell table:style-name="ce12" office:value-type="string">
            <text:p>The Payload of a SUBSCRIBE packet MUST contain at least one Topic Filter / QoS pair. A SUBSCRIBE packet with no payload is a protocol violation.</text:p>
          </table:table-cell>
          <table:table-cell office:value-type="string">
            <text:p>N/A</text:p>
          </table:table-cell>
          <table:table-cell table:style-name="ce30" office:value-type="string">
            <text:p>Format of subscribe packet. MQTTV311.py</text:p>
          </table:table-cell>
          <table:table-cell/>
        </table:table-row>
        <table:table-row table:style-name="ro2">
          <table:table-cell table:style-name="ce9" office:value-type="string">
            <text:p><text:span text:style-name="T1">[MQTT-3-8.3-2</text:span><text:span text:style-name="T2">]</text:span><text:span text:style-name="T3"> </text:span></text:p>
          </table:table-cell>
          <table:table-cell table:style-name="ce19" office:value-type="string">
            <text:p><text:span text:style-name="T2">The Server MUST treat a SUBSCRIBE packet as malformed and close the Network </text:span><text:span text:style-name="T2">Connection if any of Reserved bits in the payload are non-</text:span><text:span text:style-name="T1">zero.</text:span></text:p>
          </table:table-cell>
          <table:table-cell office:value-type="string">
            <text:p>N/A</text:p>
          </table:table-cell>
          <table:table-cell table:style-name="ce30" office:value-type="string">
            <text:p>Format of subscribe packet payload. MQTTV311.py</text:p>
          </table:table-cell>
          <table:table-cell/>
        </table:table-row>
        <table:table-row table:style-name="ro2">
          <table:table-cell table:style-name="ce3" office:value-type="string">
            <text:p>[MQTT-3.8.4-1]</text:p>
          </table:table-cell>
          <table:table-cell table:style-name="ce12" office:value-type="string">
            <text:p>When the Server receives a SUBSCRIBE Packet from a Client, the Server MUST respond with a SUBACK Packet.</text:p>
          </table:table-cell>
          <table:table-cell office:value-type="string">
            <text:p>N/A</text:p>
          </table:table-cell>
          <table:table-cell table:style-name="ce30" office:value-type="string">
            <text:p>Normal subscribe processing. MQTTBrokers.py</text:p>
          </table:table-cell>
          <table:table-cell/>
        </table:table-row>
        <table:table-row table:style-name="ro2">
          <table:table-cell table:style-name="ce3" office:value-type="string">
            <text:p>[MQTT-3.8.4-2]</text:p>
          </table:table-cell>
          <table:table-cell table:style-name="ce12" office:value-type="string">
            <text:p>The SUBACK Packet MUST have the same Packet Identifier as the SUBSCRIBE Packet.</text:p>
          </table:table-cell>
          <table:table-cell office:value-type="string">
            <text:p>N/A</text:p>
          </table:table-cell>
          <table:table-cell table:style-name="ce30" office:value-type="string">
            <text:p>Normal subscribe processing. MQTTBrokers.py</text:p>
          </table:table-cell>
          <table:table-cell/>
        </table:table-row>
        <table:table-row table:style-name="ro9">
          <table:table-cell table:style-name="ce3" office:value-type="string">
            <text:p>[MQTT-3.8.4-3]</text:p>
          </table:table-cell>
          <table:table-cell table:style-name="ce12"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table:style-name="ce30" office:value-type="string">
            <text:p>Subscribe to a topic which matches an existing subscription Subscriptions.py</text:p>
          </table:table-cell>
          <table:table-cell/>
        </table:table-row>
        <table:table-row table:style-name="ro4">
          <table:table-cell table:style-name="ce3" office:value-type="string">
            <text:p>[MQTT-3.8.4-4]</text:p>
          </table:table-cell>
          <table:table-cell table:style-name="ce12"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table:style-name="ce30" office:value-type="string">
            <text:p>Multiple topics in one subscribe SubscriptionEngines.py</text:p>
          </table:table-cell>
          <table:table-cell/>
        </table:table-row>
        <table:table-row table:style-name="ro16">
          <table:table-cell table:style-name="ce3" office:value-type="string">
            <text:p>[MQTT-3.8.4-5]</text:p>
          </table:table-cell>
          <table:table-cell table:style-name="ce20"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table:style-name="ce30" office:value-type="string">
            <text:p>Single and multiple topics in one subscribe. MQTTBrokers.py</text:p>
          </table:table-cell>
          <table:table-cell/>
        </table:table-row>
        <table:table-row table:style-name="ro9">
          <table:table-cell table:style-name="ce3" office:value-type="string">
            <text:p>[MQTT-3.8.4-6]</text:p>
          </table:table-cell>
          <table:table-cell table:style-name="ce12"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table:style-name="ce32" office:value-type="string">
            <text:p>Lowering of requested QoS. <text:s/>This behavior is not very often seen, and unpredictable test results would ensue, so it is omitted from the test broker.</text:p>
          </table:table-cell>
          <table:table-cell/>
        </table:table-row>
        <table:table-row table:style-name="ro1">
          <table:table-cell table:style-name="ce4" office:value-type="string" table:number-columns-spanned="4" table:number-rows-spanned="1">
            <text:p>Control Packets – Suback</text:p>
          </table:table-cell>
          <table:covered-table-cell table:style-name="ce12"/>
          <table:covered-table-cell table:number-columns-repeated="2"/>
          <table:table-cell/>
        </table:table-row>
        <table:table-row table:style-name="ro2">
          <table:table-cell table:style-name="ce3" office:value-type="string">
            <text:p>[MQTT-3.9.3-1] </text:p>
          </table:table-cell>
          <table:table-cell table:style-name="ce12" office:value-type="string">
            <text:p>The order of return codes in the SUBACK Packet MUST match the order of Topic Filters in the SUBSCRIBE Packet.</text:p>
          </table:table-cell>
          <table:table-cell office:value-type="string">
            <text:p>N/A</text:p>
          </table:table-cell>
          <table:table-cell table:style-name="ce30" office:value-type="string">
            <text:p>Multiple topics in one subscribe MQTTBrokers.py</text:p>
          </table:table-cell>
          <table:table-cell/>
        </table:table-row>
        <table:table-row table:style-name="ro2">
          <table:table-cell table:style-name="ce3" office:value-type="string">
            <text:p>[MQTT-3.9.3-2]</text:p>
          </table:table-cell>
          <table:table-cell table:style-name="ce12" office:value-type="string">
            <text:p>SUBACK return codes other than 0x00, 0x01, 0x02 and 0x80 are reserved and MUST NOT be used. </text:p>
          </table:table-cell>
          <table:table-cell office:value-type="string">
            <text:p>N/A</text:p>
          </table:table-cell>
          <table:table-cell table:style-name="ce30" office:value-type="string">
            <text:p>Errors in subscribe packet. MQTTV311.py</text:p>
          </table:table-cell>
          <table:table-cell/>
        </table:table-row>
        <table:table-row table:style-name="ro1">
          <table:table-cell table:style-name="ce4" office:value-type="string" table:number-columns-spanned="4" table:number-rows-spanned="1">
            <text:p>Control Packets – Unsubscribe</text:p>
          </table:table-cell>
          <table:covered-table-cell table:style-name="ce12"/>
          <table:covered-table-cell table:number-columns-repeated="2"/>
          <table:table-cell/>
        </table:table-row>
        <table:table-row table:style-name="ro4">
          <table:table-cell table:style-name="ce3" office:value-type="string">
            <text:p>[MQTT-3.10.1-1]</text:p>
          </table:table-cell>
          <table:table-cell table:style-name="ce12"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30" office:value-type="string">
            <text:p>Format of Unsubscribe packet. MQTTV311.py</text:p>
          </table:table-cell>
          <table:table-cell/>
        </table:table-row>
        <table:table-row table:style-name="ro6">
          <table:table-cell table:style-name="ce3" office:value-type="string">
            <text:p>[MQTT-3.10.3-1]</text:p>
          </table:table-cell>
          <table:table-cell table:style-name="ce12"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table:style-name="ce30" office:value-type="string">
            <text:p>Unsubscribe matching filters. SubscriptionEngines.py</text:p>
          </table:table-cell>
          <table:table-cell/>
        </table:table-row>
        <table:table-row table:style-name="ro4">
          <table:table-cell table:style-name="ce3" office:value-type="string">
            <text:p>[MQTT-3.10.3-2]</text:p>
          </table:table-cell>
          <table:table-cell table:style-name="ce12"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table:style-name="ce30" office:value-type="string">
            <text:p>Normal unsubscribe processing. <text:s/>More messages sent to topic after unsubscribe results in no more messages received. SubscriptionEngines.py</text:p>
          </table:table-cell>
          <table:table-cell/>
        </table:table-row>
        <table:table-row table:style-name="ro4">
          <table:table-cell table:style-name="ce3" office:value-type="string">
            <text:p>[MQTT-3.10.3-3]</text:p>
          </table:table-cell>
          <table:table-cell table:style-name="ce12"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table:style-name="ce30" office:value-type="string">
            <text:p>Unsubscribe in middle of QoS 1 and 2 delivery. <text:s/>MQTTBrokers.py</text:p>
          </table:table-cell>
          <table:table-cell/>
        </table:table-row>
        <table:table-row table:style-name="ro6">
          <table:table-cell table:style-name="ce3" office:value-type="string">
            <text:p>[MQTT-3.10.3-4]</text:p>
          </table:table-cell>
          <table:table-cell table:style-name="ce12"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table:style-name="ce30" office:value-type="string">
            <text:p>Normal Unsubscribe processing. MQTTBrokers.py</text:p>
          </table:table-cell>
          <table:table-cell/>
        </table:table-row>
        <table:table-row table:style-name="ro2">
          <table:table-cell table:style-name="ce3" office:value-type="string">
            <text:p>[MQTT-3.10.3-5]</text:p>
          </table:table-cell>
          <table:table-cell table:style-name="ce12" office:value-type="string">
            <text:p>Even where no Topic Filters are deleted, the Server MUST respond with an UNSUBACK.</text:p>
          </table:table-cell>
          <table:table-cell office:value-type="string">
            <text:p>N/A</text:p>
          </table:table-cell>
          <table:table-cell table:style-name="ce30" office:value-type="string">
            <text:p>Unsubscribe where no matching subscriptions. SubscriptionEngines.py</text:p>
          </table:table-cell>
          <table:table-cell/>
        </table:table-row>
        <table:table-row table:style-name="ro4">
          <table:table-cell table:style-name="ce3" office:value-type="string">
            <text:p>[MQTT-3.10.3-6]</text:p>
          </table:table-cell>
          <table:table-cell table:style-name="ce12"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table:style-name="ce30" office:value-type="string">
            <text:p>Multiple topics in one unsubscribe SubscriptionEngines.py</text:p>
          </table:table-cell>
          <table:table-cell/>
        </table:table-row>
        <table:table-row table:style-name="ro1">
          <table:table-cell table:style-name="ce4" office:value-type="string" table:number-columns-spanned="4" table:number-rows-spanned="1">
            <text:p>Control Packets – Pingreq</text:p>
          </table:table-cell>
          <table:covered-table-cell table:style-name="ce12"/>
          <table:covered-table-cell table:number-columns-repeated="2"/>
          <table:table-cell/>
        </table:table-row>
        <table:table-row table:style-name="ro1">
          <table:table-cell table:style-name="ce3" office:value-type="string">
            <text:p>[MQTT-3.12.4-1]</text:p>
          </table:table-cell>
          <table:table-cell table:style-name="ce12" office:value-type="string">
            <text:p>The Server MUST send a PINGRESP Packet in response to a PINGREQ packet.</text:p>
          </table:table-cell>
          <table:table-cell office:value-type="string">
            <text:p>N/A</text:p>
          </table:table-cell>
          <table:table-cell table:style-name="ce30" office:value-type="string">
            <text:p>Handling of Pingreq MQTTBrokers.py</text:p>
          </table:table-cell>
          <table:table-cell/>
        </table:table-row>
        <table:table-row table:style-name="ro1">
          <table:table-cell table:style-name="ce4" office:value-type="string" table:number-columns-spanned="4" table:number-rows-spanned="1">
            <text:p>Control Packets – Disconnect</text:p>
          </table:table-cell>
          <table:covered-table-cell table:style-name="ce12"/>
          <table:covered-table-cell table:number-columns-repeated="2"/>
          <table:table-cell/>
        </table:table-row>
        <table:table-row table:style-name="ro2">
          <table:table-cell table:style-name="ce3" office:value-type="string">
            <text:p>[MQTT-3.14.1-1]</text:p>
          </table:table-cell>
          <table:table-cell table:style-name="ce12" office:value-type="string">
            <text:p>The Server MUST validate that reserved bits are set to zero in DISCONNECT Control Packet, and disconnect the Client if they are not zero.</text:p>
          </table:table-cell>
          <table:table-cell office:value-type="string">
            <text:p>N/A</text:p>
          </table:table-cell>
          <table:table-cell table:style-name="ce30" office:value-type="string">
            <text:p>Disconnect packet format. MQTTV311.py</text:p>
          </table:table-cell>
          <table:table-cell/>
        </table:table-row>
        <table:table-row table:style-name="ro2">
          <table:table-cell table:style-name="ce3" office:value-type="string">
            <text:p>[MQTT-3.14.4-1]</text:p>
          </table:table-cell>
          <table:table-cell table:style-name="ce12"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table:style-name="ce32" office:value-type="string">
            <text:p>N/A</text:p>
          </table:table-cell>
          <table:table-cell/>
        </table:table-row>
        <table:table-row table:style-name="ro2">
          <table:table-cell table:style-name="ce3" office:value-type="string">
            <text:p>[MQTT-3.14.4-2]</text:p>
          </table:table-cell>
          <table:table-cell table:style-name="ce12" office:value-type="string">
            <text:p>After sending a DISCONNECT Packet the Client MUST NOT send any more Control Packets on that Network Connection.</text:p>
          </table:table-cell>
          <table:table-cell office:value-type="string">
            <text:p>N/A</text:p>
          </table:table-cell>
          <table:table-cell table:style-name="ce30" office:value-type="string">
            <text:p>Normal disconnect processing. <text:s/>Don't process any more packets after receiving a disconnect. <text:s/>MQTTBrokers.py</text:p>
          </table:table-cell>
          <table:table-cell/>
        </table:table-row>
        <table:table-row table:style-name="ro2">
          <table:table-cell table:style-name="ce3" office:value-type="string">
            <text:p>[MQTT-3.14.4-3]</text:p>
          </table:table-cell>
          <table:table-cell table:style-name="ce12" office:value-type="string">
            <text:p>On receipt of DISCONNECT the Server MUST discard the Will Message without publishing it.</text:p>
          </table:table-cell>
          <table:table-cell office:value-type="string">
            <text:p>N/A</text:p>
          </table:table-cell>
          <table:table-cell table:style-name="ce30" office:value-type="string">
            <text:p>Disconnect of session with will message. Brokers.py</text:p>
          </table:table-cell>
          <table:table-cell/>
        </table:table-row>
        <table:table-row table:style-name="ro1">
          <table:table-cell table:style-name="ce4" office:value-type="string" table:number-columns-spanned="4" table:number-rows-spanned="1">
            <text:p>Operational Behaviour</text:p>
          </table:table-cell>
          <table:covered-table-cell table:style-name="ce12"/>
          <table:covered-table-cell table:number-columns-repeated="2"/>
          <table:table-cell/>
        </table:table-row>
        <table:table-row table:style-name="ro2">
          <table:table-cell table:style-name="ce3" office:value-type="string">
            <text:p>[MQTT-4.1.0-1]</text:p>
          </table:table-cell>
          <table:table-cell table:style-name="ce12" office:value-type="string">
            <text:p>The Client and Server MUST store data for at least as long as the Network Connection lasts.</text:p>
          </table:table-cell>
          <table:table-cell office:value-type="string">
            <text:p>Normal connection handling</text:p>
          </table:table-cell>
          <table:table-cell table:style-name="ce30" office:value-type="string">
            <text:p>Normal connection handling. MQTTBrokers.py</text:p>
          </table:table-cell>
          <table:table-cell/>
        </table:table-row>
        <table:table-row table:style-name="ro2">
          <table:table-cell table:style-name="ce3" office:value-type="string">
            <text:p>[MQTT-4.2.0-1]</text:p>
          </table:table-cell>
          <table:table-cell table:style-name="ce12" office:value-type="string">
            <text:p>The network connection used to transport the MQTT protocol MUST be an ordered, lossless, stream of bytes from the Client to Server and Server to Client.</text:p>
          </table:table-cell>
          <table:table-cell office:value-type="string">
            <text:p>TCP for now.</text:p>
          </table:table-cell>
          <table:table-cell table:style-name="ce32" office:value-type="string">
            <text:p>TCP for now. <text:s/>Nothing else catered for in model broker</text:p>
          </table:table-cell>
          <table:table-cell/>
        </table:table-row>
        <table:table-row table:style-name="ro4">
          <table:table-cell table:style-name="ce3" office:value-type="string">
            <text:p>[MQTT-4.3.2-1]</text:p>
          </table:table-cell>
          <table:table-cell table:style-name="ce12"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table:style-name="ce30" office:value-type="string">
            <text:p>Reconnect of non-cleansession connection with inflight messages. MQTTBrokers.py</text:p>
          </table:table-cell>
          <table:table-cell/>
        </table:table-row>
        <table:table-row table:style-name="ro2">
          <table:table-cell table:style-name="ce3" office:value-type="string">
            <text:p>[MQTT-4.3.2-2]</text:p>
          </table:table-cell>
          <table:table-cell table:style-name="ce12" office:value-type="string">
            <text:p>The Server MUST store the message in accordance to its QoS properties and ensure onward delivery to applicable subscribers. (QoS 1)</text:p>
          </table:table-cell>
          <table:table-cell office:value-type="string">
            <text:p>N/A</text:p>
          </table:table-cell>
          <table:table-cell table:style-name="ce30" office:value-type="string">
            <text:p>Normal QoS 1 publish processing. MQTTBrokers.py</text:p>
          </table:table-cell>
          <table:table-cell/>
        </table:table-row>
        <table:table-row table:style-name="ro4">
          <table:table-cell table:style-name="ce3" office:value-type="string">
            <text:p>[MQTT-4.3.2-3]</text:p>
          </table:table-cell>
          <table:table-cell table:style-name="ce12"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table:style-name="ce30" office:value-type="string">
            <text:p>QOS 1 publish processing. <text:s/>MQTTBrokers.py</text:p>
          </table:table-cell>
          <table:table-cell/>
        </table:table-row>
        <table:table-row table:style-name="ro4">
          <table:table-cell table:style-name="ce6" office:value-type="string">
            <text:p>[MQTT-4.3.3-1]</text:p>
          </table:table-cell>
          <table:table-cell table:style-name="ce12"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table:style-name="ce30" office:value-type="string">
            <text:p>Reconnect of non-cleansession connection with inflight QoS 2 <text:s/>messages. <text:s/>MQTTBrokers.py</text:p>
          </table:table-cell>
          <table:table-cell/>
        </table:table-row>
        <table:table-row table:style-name="ro2">
          <table:table-cell table:style-name="ce3" office:value-type="string">
            <text:p>[MQTT-4.3.3-2]</text:p>
          </table:table-cell>
          <table:table-cell table:style-name="ce12" office:value-type="string">
            <text:p>The Server MUST store the message in accordance to its QoS properties and ensure onward delivery to applicable subscribers. (QoS 2)</text:p>
          </table:table-cell>
          <table:table-cell office:value-type="string">
            <text:p>N/A</text:p>
          </table:table-cell>
          <table:table-cell table:style-name="ce37" office:value-type="string">
            <text:p>Normal QoS 2 publish processing. MQTTBrokers.py</text:p>
          </table:table-cell>
          <table:table-cell/>
        </table:table-row>
        <table:table-row table:style-name="ro4">
          <table:table-cell table:style-name="ce3" office:value-type="string">
            <text:p>[MQTT-4.4.0-1]</text:p>
          </table:table-cell>
          <table:table-cell table:style-name="ce12"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35" office:value-type="string">
            <text:p>Reconnect of non-cleansession connection with inflight messages. MQTTBrokers.py</text:p>
          </table:table-cell>
          <table:table-cell/>
        </table:table-row>
        <table:table-row table:style-name="ro1">
          <table:table-cell table:style-name="ce3" office:value-type="string">
            <text:p>[MQTT-4.4.0-2]</text:p>
          </table:table-cell>
          <table:table-cell table:style-name="ce12" office:value-type="string">
            <text:p>The PUBLISH packet MUST have the Dup flag set to 1 when it is redelivered.</text:p>
          </table:table-cell>
          <table:table-cell office:value-type="string">
            <text:p>DUP flag in redelivery</text:p>
          </table:table-cell>
          <table:table-cell table:style-name="ce30" office:value-type="string">
            <text:p>DUP flag in redelivery MQTTBrokers.py</text:p>
          </table:table-cell>
          <table:table-cell/>
        </table:table-row>
        <table:table-row table:style-name="ro4">
          <table:table-cell table:style-name="ce3" office:value-type="string">
            <text:p>[MQTT-4.5.0-1]</text:p>
          </table:table-cell>
          <table:table-cell table:style-name="ce12"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table:style-name="ce32" office:value-type="string">
            <text:p>N/A</text:p>
          </table:table-cell>
          <table:table-cell/>
        </table:table-row>
        <table:table-row table:style-name="ro4">
          <table:table-cell table:style-name="ce3" office:value-type="string">
            <text:p>[MQTT-4.6.0-1]</text:p>
          </table:table-cell>
          <table:table-cell table:style-name="ce12"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table:style-name="ce32" office:value-type="string">
            <text:p>N/A</text:p>
          </table:table-cell>
          <table:table-cell/>
        </table:table-row>
        <table:table-row table:style-name="ro2">
          <table:table-cell table:style-name="ce3" office:value-type="string">
            <text:p>[MQTT-4.6.0-2]</text:p>
          </table:table-cell>
          <table:table-cell table:style-name="ce12" office:value-type="string">
            <text:p>Client MUST send PUBACK packets in the order in which the corresponding PUBLISH packets were received (QoS 1 messages).</text:p>
          </table:table-cell>
          <table:table-cell office:value-type="string">
            <text:p>Normal ordering of publish packets</text:p>
          </table:table-cell>
          <table:table-cell table:style-name="ce32" office:value-type="string">
            <text:p>N/A</text:p>
          </table:table-cell>
          <table:table-cell/>
        </table:table-row>
        <table:table-row table:style-name="ro2">
          <table:table-cell table:style-name="ce3" office:value-type="string">
            <text:p>[MQTT-4.6.0-3]</text:p>
          </table:table-cell>
          <table:table-cell table:style-name="ce12" office:value-type="string">
            <text:p>Client MUST send PUBREC packets in the order in which the corresponding PUBLISH packets were received (QoS 2 messages).</text:p>
          </table:table-cell>
          <table:table-cell office:value-type="string">
            <text:p>Normal ordering of publish packets</text:p>
          </table:table-cell>
          <table:table-cell table:style-name="ce32" office:value-type="string">
            <text:p>N/A</text:p>
          </table:table-cell>
          <table:table-cell/>
        </table:table-row>
        <table:table-row table:style-name="ro2">
          <table:table-cell table:style-name="ce3" office:value-type="string">
            <text:p>[MQTT-4.6.0-4]</text:p>
          </table:table-cell>
          <table:table-cell table:style-name="ce12" office:value-type="string">
            <text:p>Client MUST send PUBREL packets in the order in which the corresponding PUBREC packets were received (QoS 2 messages).</text:p>
          </table:table-cell>
          <table:table-cell office:value-type="string">
            <text:p>Normal ordering of publish packets</text:p>
          </table:table-cell>
          <table:table-cell table:style-name="ce32" office:value-type="string">
            <text:p>N/A</text:p>
          </table:table-cell>
          <table:table-cell/>
        </table:table-row>
        <table:table-row table:style-name="ro4">
          <table:table-cell table:style-name="ce3" office:value-type="string">
            <text:p>[MQTT-4.6.0-5]</text:p>
          </table:table-cell>
          <table:table-cell table:style-name="ce12"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table:style-name="ce36" office:value-type="string">
            <text:p>Optional unordered topic. <text:s/>Leave testing for this for later.</text:p>
          </table:table-cell>
          <table:table-cell/>
        </table:table-row>
        <table:table-row table:style-name="ro6">
          <table:table-cell table:style-name="ce3" office:value-type="string">
            <text:p>[MQTT-4.6.0-6]</text:p>
          </table:table-cell>
          <table:table-cell table:style-name="ce12"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table:style-name="ce30" office:value-type="string">
            <text:p>Normal publish processing with queueing MQTTBrokers.py</text:p>
          </table:table-cell>
          <table:table-cell/>
        </table:table-row>
        <table:table-row table:style-name="ro2">
          <table:table-cell table:style-name="ce3" office:value-type="string">
            <text:p>[MQTT-4.7.1-1]</text:p>
          </table:table-cell>
          <table:table-cell table:style-name="ce12" office:value-type="string">
            <text:p>The wildcard characters can be used in Topic Filters, but MUST NOT be used within a Topic Name.</text:p>
          </table:table-cell>
          <table:table-cell table:style-name="ce28" office:value-type="string">
            <text:p>Wildcard in publish not allowed.</text:p>
          </table:table-cell>
          <table:table-cell table:style-name="ce30" office:value-type="string">
            <text:p>Wildcard in publish not allowed. MQTTBrokers.py</text:p>
          </table:table-cell>
          <table:table-cell/>
        </table:table-row>
        <table:table-row table:style-name="ro4">
          <table:table-cell table:style-name="ce3" office:value-type="string">
            <text:p>[MQTT-4.7.1-2]</text:p>
          </table:table-cell>
          <table:table-cell table:style-name="ce12"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table:style-name="ce30" office:value-type="string">
            <text:p>Topic filter format Topics.py</text:p>
          </table:table-cell>
          <table:table-cell/>
        </table:table-row>
        <table:table-row table:style-name="ro2">
          <table:table-cell table:style-name="ce3" office:value-type="string">
            <text:p>[MQTT-4.7.1-3]</text:p>
          </table:table-cell>
          <table:table-cell table:style-name="ce12"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table:style-name="ce30" office:value-type="string">
            <text:p>Topic filter format Topics.py</text:p>
          </table:table-cell>
          <table:table-cell/>
        </table:table-row>
        <table:table-row table:style-name="ro1">
          <table:table-cell table:style-name="ce3" office:value-type="string">
            <text:p>[MQTT-4.7.3-1]</text:p>
          </table:table-cell>
          <table:table-cell table:style-name="ce12" office:value-type="string">
            <text:p>All Topic Names and Topic Filters MUST be at least one character long.</text:p>
          </table:table-cell>
          <table:table-cell office:value-type="string">
            <text:p>N/A</text:p>
          </table:table-cell>
          <table:table-cell table:style-name="ce30" office:value-type="string">
            <text:p>Server must verify Topics.py</text:p>
          </table:table-cell>
          <table:table-cell/>
        </table:table-row>
        <table:table-row table:style-name="ro2">
          <table:table-cell table:style-name="ce3" office:value-type="string">
            <text:p>[MQTT-4.7.3-2]</text:p>
          </table:table-cell>
          <table:table-cell table:style-name="ce12" office:value-type="string">
            <text:p>Topic Names and Topic Filters MUST NOT include the null character (Unicode U+0000).</text:p>
          </table:table-cell>
          <table:table-cell office:value-type="string">
            <text:p>N/A</text:p>
          </table:table-cell>
          <table:table-cell table:style-name="ce30" office:value-type="string">
            <text:p>Server must verify Topics.py</text:p>
          </table:table-cell>
          <table:table-cell/>
        </table:table-row>
        <table:table-row table:style-name="ro2">
          <table:table-cell table:style-name="ce3" office:value-type="string">
            <text:p>[MQTT-4.7.3-3]</text:p>
          </table:table-cell>
          <table:table-cell table:style-name="ce12" office:value-type="string">
            <text:p>Topic Names and Topic Filters are UTF-8 encoded strings, they MUST NOT encode to more than 65535 bytes.</text:p>
          </table:table-cell>
          <table:table-cell office:value-type="string">
            <text:p>N/A</text:p>
          </table:table-cell>
          <table:table-cell table:style-name="ce30" office:value-type="string">
            <text:p>Server must verify. Topics.py</text:p>
          </table:table-cell>
          <table:table-cell/>
        </table:table-row>
        <table:table-row table:style-name="ro4">
          <table:table-cell table:style-name="ce3" office:value-type="string">
            <text:p>[MQTT-4.8.0-1]</text:p>
          </table:table-cell>
          <table:table-cell table:style-name="ce12"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35" office:value-type="string">
            <text:p>Closing connection on “transient” error. <text:s/>MQTTBrokers.py</text:p>
          </table:table-cell>
          <table:table-cell/>
        </table:table-row>
        <table:table-row table:style-name="ro1">
          <table:table-cell table:style-name="ce10" office:value-type="string" table:number-columns-spanned="4" table:number-rows-spanned="1">
            <text:p>End</text:p>
          </table:table-cell>
          <table:covered-table-cell table:number-columns-repeated="3" table:style-name="Default"/>
          <table:table-cell/>
        </table:table-row>
        <table:table-row table:style-name="ro1">
          <table:table-cell/>
          <table:table-cell table:style-name="Default"/>
          <table:table-cell table:style-name="ce21"/>
          <table:table-cell table:style-name="ce23"/>
          <table:table-cell table:style-name="ce28"/>
        </table:table-row>
        <table:table-row table:style-name="ro1" table:number-rows-repeated="1048438">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0.4921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n" number:country="GB">£</number:currency-symbol>
      <number:number number:decimal-places="2" number:min-integer-digits="1" number:grouping="true"/>
    </number:currency-style>
    <number:currency-style style:name="N117">
      <style:text-properties fo:color="#ff0000"/>
      <number:text>-</number:text>
      <number:currency-symbol number:language="en" number:country="GB">£</number:currency-symbol>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5-07-20">07/20/2015</text:date>, <text:time>13:10: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12:15:25</meta:creation-date>
    <dc:date>2015-07-20T13:10:29</dc:date>
    <meta:editing-duration>P25DT10H54M35S</meta:editing-duration>
    <meta:editing-cycles>108</meta:editing-cycles>
    <meta:generator>OpenOffice/4.1.1$Unix OpenOffice.org_project/411m6$Build-9775</meta:generator>
    <meta:print-date>2014-01-07T16:39:13</meta:print-date>
    <meta:document-statistic meta:table-count="1" meta:cell-count="492" meta:object-count="0"/>
    <meta:user-defined meta:name="Classification">#@~%!&amp;00FF000001332d86#@~%!&amp;</meta:user-defined>
    <meta:user-defined meta:name="Info 2"/>
    <meta:user-defined meta:name="Info 3"/>
    <meta:user-defined meta:name="Info 4"/>
  </office:meta>
</office:document-meta>
</file>